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477" officeooo:paragraph-rsid="00054477"/>
    </style:style>
    <style:style style:name="P2" style:family="paragraph" style:parent-style-name="Standard">
      <style:text-properties officeooo:rsid="00054477" officeooo:paragraph-rsid="000640a8"/>
    </style:style>
    <style:style style:name="P3" style:family="paragraph" style:parent-style-name="Standard">
      <style:text-properties officeooo:rsid="0005a76d" officeooo:paragraph-rsid="0005a76d"/>
    </style:style>
    <style:style style:name="P4" style:family="paragraph" style:parent-style-name="Standard">
      <style:text-properties officeooo:rsid="000640a8" officeooo:paragraph-rsid="00090a88"/>
    </style:style>
    <style:style style:name="P5" style:family="paragraph" style:parent-style-name="Standard">
      <style:text-properties officeooo:rsid="00090a88" officeooo:paragraph-rsid="00090a88"/>
    </style:style>
    <style:style style:name="P6" style:family="paragraph" style:parent-style-name="Standard">
      <style:text-properties officeooo:rsid="00090a88" officeooo:paragraph-rsid="0009923a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090a88" officeooo:paragraph-rsid="00090a88" style:font-size-asian="16pt" style:font-size-complex="16pt"/>
    </style:style>
    <style:style style:name="P8" style:family="paragraph" style:parent-style-name="Standard">
      <style:text-properties officeooo:rsid="000f8fc3" officeooo:paragraph-rsid="000f8fc3"/>
    </style:style>
    <style:style style:name="T1" style:family="text">
      <style:text-properties officeooo:rsid="0007fc6f"/>
    </style:style>
    <style:style style:name="T2" style:family="text">
      <style:text-properties officeooo:rsid="00090a88"/>
    </style:style>
    <style:style style:name="T3" style:family="text">
      <style:text-properties officeooo:rsid="0009923a"/>
    </style:style>
    <style:style style:name="T4" style:family="text">
      <style:text-properties officeooo:rsid="0009fb81"/>
    </style:style>
    <style:style style:name="T5" style:family="text">
      <style:text-properties officeooo:rsid="000ad09a"/>
    </style:style>
    <style:style style:name="T6" style:family="text">
      <style:text-properties officeooo:rsid="000cc3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Grounded Extensions</text:p>
      <text:p text:style-name="P3"/>
      <text:p text:style-name="P3">| ?- grounded(X).</text:p>
      <text:p text:style-name="P3">X = (free6(a),[free6(a)]) ? ;</text:p>
      <text:p text:style-name="P3">X = (free6(b),[free6(b)]) ? ;</text:p>
      <text:p text:style-name="P3">X = (free8(b),[free8(b)]) ? ;</text:p>
      <text:p text:style-name="P3">X = (child(a),[child(a)]) ? ;</text:p>
      <text:p text:style-name="P3">X = (overweight(b),[overweight(b)]) ? ;</text:p>
      <text:p text:style-name="P3">X = (not_get8(a),[not_get8(a)]) ? ;</text:p>
      <text:p text:style-name="P3">X = (not_free8(a),[child(a)]) ? ;</text:p>
      <text:p text:style-name="P3">X = (not_sports(b),[overweight(b)]) ? ;</text:p>
      <text:p text:style-name="P3">no</text:p>
      <text:p text:style-name="P1"/>
      <text:p text:style-name="P4">According to the grounded extensions <text:span text:style-name="T2">above</text:span>, <text:span text:style-name="T2">neither</text:span> <text:span text:style-name="T2">Anne </text:span>(<text:span text:style-name="T2">a</text:span>) <text:span text:style-name="T2">nor</text:span> <text:span text:style-name="T2">Boris </text:span>(b) would<text:span text:style-name="T1"> </text:span>get an appointment.</text:p>
      <text:p text:style-name="P1"/>
      <text:p text:style-name="P7">Stable Extensions</text:p>
      <text:p text:style-name="P2"/>
      <text:p text:style-name="P5">| ?- argument(X).</text:p>
      <text:p text:style-name="P5">X = (free6(a),[free6(a)]) ? ;</text:p>
      <text:p text:style-name="P5">X = (free8(a),[free8(a)]) ? ;</text:p>
      <text:p text:style-name="P5">X = (free6(b),[free6(b)]) ? ;</text:p>
      <text:p text:style-name="P5">X = (free8(b),[free8(b)]) ? ;</text:p>
      <text:p text:style-name="P5">X = (sports(b),[sports(b)]) ? ;</text:p>
      <text:p text:style-name="P5">X = (child(a),[child(a)]) ? ;</text:p>
      <text:p text:style-name="P5">X = (overweight(b),[overweight(b)]) ? ;</text:p>
      <text:p text:style-name="P5">X = (not_get6(a),[not_get6(a)]) ? ;</text:p>
      <text:p text:style-name="P5">X = (not_get8(a),[not_get8(a)]) ? ;</text:p>
      <text:p text:style-name="P5">X = (not_get6(b),[not_get6(b)]) ? ;</text:p>
      <text:p text:style-name="P5">X = (not_get8(b),[not_get8(b)]) ? ;</text:p>
      <text:p text:style-name="P5">X = (get6(a),[free6(a),not_get6(b),not_get8(a)]) ? ;</text:p>
      <text:p text:style-name="P5">X = (get6(b),[free6(b),not_get6(a),not_get8(b)]) ? ;</text:p>
      <text:p text:style-name="P5">X = (get8(b),[free8(b),not_get8(a),not_get6(b)]) ? ;</text:p>
      <text:p text:style-name="P5">X = (get8(a),[free8(a),not_get8(b),not_get6(a)]) ? ;</text:p>
      <text:p text:style-name="P5">X = (not_free6(b),[sports(b)]) ? ;</text:p>
      <text:p text:style-name="P5">X = (not_free8(a),[child(a)]) ? ;</text:p>
      <text:p text:style-name="P5">X = (not_sports(b),[overweight(b)]) ? ;</text:p>
      <text:p text:style-name="P5">no</text:p>
      <text:p text:style-name="P2"/>
      <text:p text:style-name="P5">From the above arguments, we reasoned that the two following sets represents stable extensions. </text:p>
      <text:p text:style-name="P2"/>
      <text:p text:style-name="P5">X = (free6(a),[free6(a)]) ? ;</text:p>
      <text:p text:style-name="P5">X = (free6(b),[free6(b)]) ? ;</text:p>
      <text:p text:style-name="P5">X = (child(a),[child(a)]) ? ;</text:p>
      <text:p text:style-name="P5">X = (overweight(b),[overweight(b)]) ? ;</text:p>
      <text:p text:style-name="P5">X = (not_get8(a),[not_get8(a)]) ? ;</text:p>
      <text:p text:style-name="P5">X = (not_get6(b),[not_get6(b)]) ? ;</text:p>
      <text:p text:style-name="P5">X = (not_get8(b),[not_get8(b)]) ? ;</text:p>
      <text:p text:style-name="P5">X = (get6(a),[free6(a),not_get6(b),not_get8(a)]) ? ;</text:p>
      <text:p text:style-name="P5">X = (not_free8(a),[child(a)]) ? ;</text:p>
      <text:p text:style-name="P5">X = (not_sports(b),[overweight(b)]) ? ;</text:p>
      <text:p text:style-name="P5"><text:soft-page-break/></text:p>
      <text:p text:style-name="P5">According to the first stable extensions, Ann<text:span text:style-name="T6">e</text:span> (a) gets an appointment at 6, <text:span text:style-name="T4">and Boris (b) does not get an appointment.</text:span></text:p>
      <text:p text:style-name="P5"/>
      <text:p text:style-name="P5">X = (free6(a),[free6(a)]) ? ;</text:p>
      <text:p text:style-name="P5">X = (free6(b),[free6(b)]) ? ;</text:p>
      <text:p text:style-name="P5">X = (child(a),[child(a)]) ? ;</text:p>
      <text:p text:style-name="P5">X = (overweight(b),[overweight(b)]) ? ;</text:p>
      <text:p text:style-name="P5">X = (not_get6(a),[not_get6(a)]) ? ;</text:p>
      <text:p text:style-name="P5">X = (not_get8(a),[not_get8(a)]) ? ;</text:p>
      <text:p text:style-name="P5">X = (not_get6(b),[not_get6(b)]) ? ;</text:p>
      <text:p text:style-name="P5">X = (get6(b),[free6(b),not_get6(a),not_get8(b)]) ? ;</text:p>
      <text:p text:style-name="P5">X = (not_free8(a),[child(a)]) ? ;</text:p>
      <text:p text:style-name="P5">X = (not_sports(b),[overweight(b)]) ? ;</text:p>
      <text:p text:style-name="P1"/>
      <text:p text:style-name="P6">According to the <text:span text:style-name="T5">second</text:span> stable extensions, <text:span text:style-name="T3">Boris</text:span> (<text:span text:style-name="T3">b</text:span>) gets an appointment at 6, <text:span text:style-name="T5">and Anne (a) does not get an appointment.</text:span></text:p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0:49:02.770173480</meta:creation-date>
    <dc:date>2018-02-13T21:08:02.507492243</dc:date>
    <meta:editing-duration>PT18M5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314" meta:character-count="2150" meta:non-whitespace-character-count="1891"/>
  </office:meta>
</office:document-meta>
</file>